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ook Antiqua" fo:font-size="9pt" fo:font-style="italic" officeooo:paragraph-rsid="00341127" style:font-name-asian="Book Antiqua1" style:font-size-asian="9pt" style:font-style-asian="italic" style:font-name-complex="Book Antiqua1" style:font-size-complex="9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ook Antiqua" fo:font-size="9pt" fo:font-style="italic" style:font-name-asian="Book Antiqua1" style:font-size-asian="9pt" style:font-style-asian="italic" style:font-name-complex="Book Antiqua1" style:font-size-complex="9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ook Antiqua" fo:font-size="9pt" style:font-name-asian="Book Antiqua1" style:font-size-asian="9pt" style:font-name-complex="Book Antiqua1" style:font-size-complex="9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1.005cm"/>
        </style:tab-stops>
      </style:paragraph-properties>
      <style:text-properties style:font-name="Book Antiqua" fo:font-size="11pt" fo:font-weight="bold" style:font-name-asian="Book Antiqua1" style:font-size-asian="11pt" style:font-weight-asian="bold" style:font-name-complex="Book Antiqua1" style:font-size-complex="11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1.27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9pt" fo:font-style="italic" style:text-underline-style="none" fo:font-weight="normal" style:font-name-asian="Cambria1" style:font-size-asian="9pt" style:font-style-asian="italic" style:font-weight-asian="normal" style:font-name-complex="Cambria1" style:font-size-complex="9pt"/>
    </style:style>
    <style:style style:name="P7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bold" style:font-name-asian="Book Antiqua1" style:font-size-asian="11pt" style:font-weight-asian="bold" style:font-name-complex="Book Antiqua1" style:font-size-complex="11pt"/>
    </style:style>
    <style:style style:name="P8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bold" officeooo:paragraph-rsid="0038c06c" style:font-name-asian="Book Antiqua1" style:font-size-asian="11pt" style:font-weight-asian="bold" style:font-name-complex="Book Antiqua1" style:font-size-complex="11pt"/>
    </style:style>
    <style:style style:name="P9" style:family="paragraph" style:parent-style-name="Standard">
      <style:paragraph-properties fo:orphans="0" fo:widows="0">
        <style:tab-stops>
          <style:tab-stop style:position="0.635cm"/>
        </style:tab-stops>
      </style:paragraph-properties>
      <style:text-properties style:font-name="Book Antiqua" fo:font-size="11pt" fo:font-weight="bold" style:font-name-asian="Book Antiqua1" style:font-size-asian="11pt" style:font-weight-asian="bold" style:font-name-complex="Book Antiqua1" style:font-size-complex="11pt"/>
    </style:style>
    <style:style style:name="P10" style:family="paragraph" style:parent-style-name="Standard">
      <style:paragraph-properties fo:orphans="0" fo:widows="0">
        <style:tab-stops>
          <style:tab-stop style:position="0.953cm"/>
        </style:tab-stops>
      </style:paragraph-properties>
      <style:text-properties style:font-name="Book Antiqua" fo:font-size="11pt" fo:font-weight="bold" style:font-name-asian="Book Antiqua1" style:font-size-asian="11pt" style:font-weight-asian="bold" style:font-name-complex="Book Antiqua1" style:font-size-complex="11pt"/>
    </style:style>
    <style:style style:name="P11" style:family="paragraph" style:parent-style-name="Standard">
      <style:paragraph-properties fo:orphans="0" fo:widows="0">
        <style:tab-stops>
          <style:tab-stop style:position="1.005cm"/>
        </style:tab-stops>
      </style:paragraph-properties>
      <style:text-properties style:font-name="Book Antiqua" fo:font-size="11pt" fo:font-weight="bold" style:font-name-asian="Book Antiqua1" style:font-size-asian="11pt" style:font-weight-asian="bold" style:font-name-complex="Book Antiqua1" style:font-size-complex="11pt"/>
    </style:style>
    <style:style style:name="P12" style:family="paragraph" style:parent-style-name="Standard">
      <style:paragraph-properties fo:text-align="center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bold" style:font-name-asian="Book Antiqua1" style:font-size-asian="11pt" style:font-weight-asian="bold" style:font-name-complex="Book Antiqua1" style:font-size-complex="11pt"/>
    </style:style>
    <style:style style:name="P13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bold" officeooo:rsid="001a452c" officeooo:paragraph-rsid="001a452c" style:font-name-asian="Book Antiqua1" style:font-size-asian="11pt" style:font-weight-asian="bold" style:font-name-complex="Book Antiqua1" style:font-size-complex="11pt"/>
    </style:style>
    <style:style style:name="P14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bold" officeooo:rsid="0038c06c" officeooo:paragraph-rsid="0038c06c" style:font-name-asian="Book Antiqua1" style:font-size-asian="11pt" style:font-weight-asian="bold" style:font-name-complex="Book Antiqua1" style:font-size-complex="11pt"/>
    </style:style>
    <style:style style:name="P15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bold" officeooo:rsid="0038c06c" officeooo:paragraph-rsid="003ab36f" style:font-name-asian="Book Antiqua1" style:font-size-asian="11pt" style:font-weight-asian="bold" style:font-name-complex="Book Antiqua1" style:font-size-complex="11pt"/>
    </style:style>
    <style:style style:name="P16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bold" officeooo:rsid="003ab36f" officeooo:paragraph-rsid="003ab36f" style:font-name-asian="Book Antiqua1" style:font-size-asian="11pt" style:font-weight-asian="bold" style:font-name-complex="Book Antiqua1" style:font-size-complex="11pt"/>
    </style:style>
    <style:style style:name="P17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bold" officeooo:rsid="003caddc" officeooo:paragraph-rsid="003caddc" style:font-name-asian="Book Antiqua1" style:font-size-asian="11pt" style:font-weight-asian="bold" style:font-name-complex="Book Antiqua1" style:font-size-complex="11pt" style:font-weight-complex="normal"/>
    </style:style>
    <style:style style:name="P18" style:family="paragraph" style:parent-style-name="Standard">
      <style:paragraph-properties fo:text-align="justify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bold" officeooo:paragraph-rsid="001c0aa9" style:font-name-asian="Book Antiqua1" style:font-size-asian="11pt" style:font-weight-asian="bold" style:font-name-complex="Book Antiqua1" style:font-size-complex="11pt"/>
    </style:style>
    <style:style style:name="P19" style:family="paragraph" style:parent-style-name="Standard">
      <style:paragraph-properties fo:text-align="justify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officeooo:rsid="001c0aa9" officeooo:paragraph-rsid="001c0aa9" style:font-name-asian="Book Antiqua1" style:font-size-asian="11pt" style:font-name-complex="Book Antiqua1" style:font-size-complex="11pt"/>
    </style:style>
    <style:style style:name="P20" style:family="paragraph" style:parent-style-name="Standard">
      <style:paragraph-properties fo:text-align="justify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officeooo:rsid="001c0aa9" officeooo:paragraph-rsid="00514028" style:font-name-asian="Book Antiqua1" style:font-size-asian="11pt" style:font-name-complex="Book Antiqua1" style:font-size-complex="11pt"/>
    </style:style>
    <style:style style:name="P21" style:family="paragraph" style:parent-style-name="Standard">
      <style:paragraph-properties fo:text-align="justify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officeooo:rsid="0049193a" officeooo:paragraph-rsid="0053a456" style:font-name-asian="Book Antiqua1" style:font-size-asian="11pt" style:font-name-complex="Book Antiqua1" style:font-size-complex="11pt"/>
    </style:style>
    <style:style style:name="P22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normal" style:font-name-asian="Book Antiqua1" style:font-size-asian="11pt" style:font-weight-asian="normal" style:font-name-complex="Book Antiqua1" style:font-size-complex="11pt" style:font-weight-complex="normal"/>
    </style:style>
    <style:style style:name="P23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normal" officeooo:rsid="003caddc" officeooo:paragraph-rsid="003caddc" style:font-name-asian="Book Antiqua1" style:font-size-asian="11pt" style:font-weight-asian="normal" style:font-name-complex="Book Antiqua1" style:font-size-complex="11pt" style:font-weight-complex="normal"/>
    </style:style>
    <style:style style:name="P24" style:family="paragraph" style:parent-style-name="Standard">
      <style:paragraph-properties fo:text-align="justify" style:justify-single-word="false" fo:orphans="0" fo:widows="0">
        <style:tab-stops>
          <style:tab-stop style:position="0.953cm"/>
        </style:tab-stops>
      </style:paragraph-properties>
      <style:text-properties style:font-name="Book Antiqua" fo:font-size="11pt" fo:font-style="normal" officeooo:rsid="002aefdb" officeooo:paragraph-rsid="002933be" style:font-name-asian="Book Antiqua1" style:font-size-asian="11pt" style:font-style-asian="normal" style:font-name-complex="Book Antiqua1" style:font-size-complex="11pt" style:font-style-complex="normal"/>
    </style:style>
    <style:style style:name="P25" style:family="paragraph" style:parent-style-name="Standard">
      <style:paragraph-properties fo:text-align="justify" style:justify-single-word="false" fo:orphans="0" fo:widows="0">
        <style:tab-stops>
          <style:tab-stop style:position="0.953cm"/>
        </style:tab-stops>
      </style:paragraph-properties>
      <style:text-properties style:font-name="Book Antiqua" fo:font-size="11pt" fo:font-style="normal" officeooo:rsid="002aefdb" officeooo:paragraph-rsid="002aefdb" style:font-name-asian="Book Antiqua1" style:font-size-asian="11pt" style:font-style-asian="normal" style:font-name-complex="Book Antiqua1" style:font-size-complex="11pt" style:font-style-complex="normal"/>
    </style:style>
    <style:style style:name="P26" style:family="paragraph" style:parent-style-name="Standard">
      <style:paragraph-properties fo:text-align="center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6pt" fo:font-weight="bold" officeooo:rsid="001a452c" officeooo:paragraph-rsid="001a452c" style:font-name-asian="Book Antiqua1" style:font-size-asian="16pt" style:font-weight-asian="bold" style:font-name-complex="Book Antiqua1" style:font-size-complex="16pt"/>
    </style:style>
    <style:style style:name="P27" style:family="paragraph" style:parent-style-name="Standard">
      <style:paragraph-properties fo:margin-left="1.27cm" fo:margin-right="0cm" fo:orphans="0" fo:widows="0" fo:text-indent="0cm" style:auto-text-indent="false">
        <style:tab-stops>
          <style:tab-stop style:position="0.635cm"/>
        </style:tab-stops>
      </style:paragraph-properties>
      <style:text-properties style:font-name="Book Antiqua" fo:font-size="11pt" fo:font-weight="bold" style:font-name-asian="Book Antiqua1" style:font-size-asian="11pt" style:font-weight-asian="bold" style:font-name-complex="Book Antiqua1" style:font-size-complex="11pt"/>
    </style:style>
    <style:style style:name="P28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Book Antiqua" fo:font-size="11pt" fo:font-style="normal" style:text-underline-style="none" fo:font-weight="normal" style:font-name-asian="Book Antiqua1" style:font-size-asian="11pt" style:font-style-asian="normal" style:font-weight-asian="normal" style:font-name-complex="Book Antiqua1" style:font-size-complex="11pt"/>
    </style:style>
    <style:style style:name="P29" style:family="paragraph" style:parent-style-name="Standard" style:list-style-name="L1">
      <style:paragraph-properties fo:text-align="justify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officeooo:rsid="0049193a" officeooo:paragraph-rsid="0053a456" style:font-name-asian="Book Antiqua1" style:font-size-asian="11pt" style:font-name-complex="Book Antiqua1" style:font-size-complex="11pt"/>
    </style:style>
    <style:style style:name="P30" style:family="paragraph" style:parent-style-name="Standard" style:list-style-name="L1">
      <style:paragraph-properties fo:text-align="justify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officeooo:rsid="004c487c" officeooo:paragraph-rsid="0053a456" style:font-name-asian="Book Antiqua1" style:font-size-asian="11pt" style:font-name-complex="Book Antiqua1" style:font-size-complex="11pt"/>
    </style:style>
    <style:style style:name="P31" style:family="paragraph" style:parent-style-name="Standard" style:list-style-name="L1">
      <style:paragraph-properties fo:text-align="justify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officeooo:rsid="0053a456" officeooo:paragraph-rsid="005456fc" style:font-name-asian="Book Antiqua1" style:font-size-asian="11pt" style:font-name-complex="Book Antiqua1" style:font-size-complex="11pt"/>
    </style:style>
    <style:style style:name="P32" style:family="paragraph" style:parent-style-name="Standard">
      <style:paragraph-properties fo:text-align="justify" style:justify-single-word="false" fo:orphans="0" fo:widows="0">
        <style:tab-stops>
          <style:tab-stop style:position="0.953cm"/>
        </style:tab-stops>
      </style:paragraph-properties>
      <style:text-properties style:font-name="Book Antiqua" fo:font-size="11pt" officeooo:rsid="006e7322" officeooo:paragraph-rsid="006e7322" style:font-name-asian="Book Antiqua1" style:font-size-asian="11pt" style:font-name-complex="Book Antiqua1" style:font-size-complex="11pt"/>
    </style:style>
    <style:style style:name="P33" style:family="paragraph" style:parent-style-name="Standard" style:list-style-name="L4">
      <style:paragraph-properties fo:text-align="justify" style:justify-single-word="false" fo:orphans="0" fo:widows="0">
        <style:tab-stops>
          <style:tab-stop style:position="0.953cm"/>
        </style:tab-stops>
      </style:paragraph-properties>
      <style:text-properties style:font-name="Book Antiqua" fo:font-size="11pt" officeooo:rsid="006faeeb" officeooo:paragraph-rsid="006faeeb" style:font-name-asian="Book Antiqua1" style:font-size-asian="11pt" style:font-name-complex="Book Antiqua1" style:font-size-complex="11pt"/>
    </style:style>
    <style:style style:name="P34" style:family="paragraph" style:parent-style-name="Standard">
      <style:paragraph-properties fo:orphans="0" fo:widows="0">
        <style:tab-stops>
          <style:tab-stop style:position="0.953cm"/>
        </style:tab-stops>
      </style:paragraph-properties>
      <style:text-properties style:font-name="Book Antiqua" fo:font-size="11pt" fo:font-weight="bold" officeooo:paragraph-rsid="006382a9" style:font-name-asian="Book Antiqua1" style:font-size-asian="11pt" style:font-weight-asian="bold" style:font-name-complex="Book Antiqua1" style:font-size-complex="11pt" style:font-weight-complex="bold"/>
    </style:style>
    <style:style style:name="P35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normal" officeooo:rsid="0056704d" officeooo:paragraph-rsid="0056704d" style:font-name-asian="Book Antiqua1" style:font-size-asian="11pt" style:font-weight-asian="normal" style:font-name-complex="Book Antiqua1" style:font-size-complex="11pt" style:font-weight-complex="normal"/>
    </style:style>
    <style:style style:name="P36" style:family="paragraph" style:parent-style-name="Standard" style:list-style-name="L2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1pt" fo:font-weight="normal" officeooo:rsid="0056704d" officeooo:paragraph-rsid="0056704d" style:font-name-asian="Book Antiqua1" style:font-size-asian="11pt" style:font-weight-asian="normal" style:font-name-complex="Book Antiqua1" style:font-size-complex="11pt" style:font-weight-complex="normal"/>
    </style:style>
    <style:style style:name="P37" style:family="paragraph" style:parent-style-name="Standard">
      <style:paragraph-properties fo:orphans="0" fo:widows="0">
        <style:tab-stops>
          <style:tab-stop style:position="0.953cm"/>
        </style:tab-stops>
      </style:paragraph-properties>
      <style:text-properties style:font-name="Book Antiqua" fo:font-size="11pt" fo:font-weight="normal" officeooo:rsid="00753864" officeooo:paragraph-rsid="00753864" style:font-name-asian="Book Antiqua1" style:font-size-asian="11pt" style:font-weight-asian="normal" style:font-name-complex="Book Antiqua1" style:font-size-complex="11pt" style:font-weight-complex="normal"/>
    </style:style>
    <style:style style:name="P38" style:family="paragraph" style:parent-style-name="Standard">
      <style:paragraph-properties fo:text-align="justify" style:justify-single-word="false" fo:orphans="0" fo:widows="0">
        <style:tab-stops>
          <style:tab-stop style:position="0.953cm"/>
        </style:tab-stops>
      </style:paragraph-properties>
      <style:text-properties style:font-name="Book Antiqua" fo:font-size="11pt" fo:font-weight="normal" officeooo:rsid="00753864" officeooo:paragraph-rsid="00753864" style:font-name-asian="Book Antiqua1" style:font-size-asian="11pt" style:font-weight-asian="normal" style:font-name-complex="Book Antiqua1" style:font-size-complex="11pt" style:font-weight-complex="normal"/>
    </style:style>
    <style:style style:name="P39" style:family="paragraph" style:parent-style-name="Standard">
      <style:paragraph-properties fo:orphans="0" fo:widows="0">
        <style:tab-stops>
          <style:tab-stop style:position="0.953cm"/>
        </style:tab-stops>
      </style:paragraph-properties>
      <style:text-properties style:font-name="Book Antiqua" fo:font-size="11pt" fo:font-weight="normal" officeooo:rsid="0076ac57" officeooo:paragraph-rsid="0076ac57" style:font-name-asian="Book Antiqua1" style:font-size-asian="11pt" style:font-weight-asian="normal" style:font-name-complex="Book Antiqua1" style:font-size-complex="11pt" style:font-weight-complex="normal"/>
    </style:style>
    <style:style style:name="P40" style:family="paragraph" style:parent-style-name="Standard">
      <style:paragraph-properties fo:text-align="justify" style:justify-single-word="false" fo:orphans="0" fo:widows="0">
        <style:tab-stops>
          <style:tab-stop style:position="0.953cm"/>
        </style:tab-stops>
      </style:paragraph-properties>
      <style:text-properties style:font-name="Book Antiqua" fo:font-size="11pt" fo:font-style="normal" officeooo:rsid="002aefdb" officeooo:paragraph-rsid="002aefdb" style:font-name-asian="Book Antiqua1" style:font-size-asian="11pt" style:font-style-asian="normal" style:font-name-complex="Book Antiqua1" style:font-size-complex="11pt" style:font-style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Book Antiqua" fo:font-size="11pt" officeooo:rsid="005782c2" officeooo:paragraph-rsid="0057c507" style:font-name-asian="Book Antiqua1" style:font-size-asian="11pt" style:font-name-complex="Book Antiqua1" style:font-size-complex="11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Book Antiqua" fo:font-size="11pt" officeooo:rsid="005782c2" officeooo:paragraph-rsid="005fa762" style:font-name-asian="Book Antiqua1" style:font-size-asian="11pt" style:font-name-complex="Book Antiqua1" style:font-size-complex="11pt"/>
    </style:style>
    <style:style style:name="P43" style:family="paragraph" style:parent-style-name="Standard" style:master-page-name="Standard">
      <style:paragraph-properties fo:text-align="center" style:justify-single-word="false" fo:orphans="0" fo:widows="0" style:page-number="1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ook Antiqua" fo:font-size="16pt" fo:font-weight="bold" officeooo:rsid="001a452c" officeooo:paragraph-rsid="001a452c" style:font-name-asian="Book Antiqua1" style:font-size-asian="16pt" style:font-weight-asian="bold" style:font-name-complex="Book Antiqua1" style:font-size-complex="16pt"/>
    </style:style>
    <style:style style:name="P44" style:family="paragraph" style:parent-style-name="Standard" style:list-style-name="L2">
      <style:paragraph-properties fo:margin-top="0cm" fo:margin-bottom="0cm" loext:contextual-spacing="false" fo:line-height="100%" fo:text-align="start" style:justify-single-word="false" fo:keep-together="auto" fo:orphans="0" fo:widows="0" fo:padding="0cm" fo:border="none" fo:keep-with-next="auto"/>
      <style:text-properties style:font-name="Book Antiqua" fo:font-size="11pt" officeooo:rsid="002264b6" officeooo:paragraph-rsid="002264b6" style:font-name-asian="Book Antiqua1" style:font-size-asian="11pt" style:font-name-complex="Book Antiqua1" style:font-size-complex="11pt"/>
    </style:style>
    <style:style style:name="P45" style:family="paragraph" style:parent-style-name="Standard" style:list-style-name="L2">
      <style:paragraph-properties fo:margin-top="0cm" fo:margin-bottom="0cm" loext:contextual-spacing="false" fo:line-height="100%" fo:text-align="start" style:justify-single-word="false" fo:orphans="0" fo:widows="0" fo:padding="0cm" fo:border="none"/>
      <style:text-properties style:font-name="Book Antiqua" fo:font-size="11pt" officeooo:rsid="0057c507" officeooo:paragraph-rsid="0057c507" style:font-name-asian="Book Antiqua1" style:font-size-asian="11pt" style:font-name-complex="Book Antiqua1" style:font-size-complex="11pt"/>
    </style:style>
    <style:style style:name="P46" style:family="paragraph" style:parent-style-name="Standard" style:list-style-name="L2">
      <style:paragraph-properties fo:margin-top="0cm" fo:margin-bottom="0cm" loext:contextual-spacing="false" fo:line-height="100%" fo:text-align="start" style:justify-single-word="false" fo:orphans="0" fo:widows="0" fo:padding="0cm" fo:border="none"/>
      <style:text-properties style:font-name="Book Antiqua" fo:font-size="11pt" officeooo:rsid="002264b6" officeooo:paragraph-rsid="002264b6" style:font-name-asian="Book Antiqua1" style:font-size-asian="11pt" style:font-name-complex="Book Antiqua1" style:font-size-complex="11pt"/>
    </style:style>
    <style:style style:name="P47" style:family="paragraph" style:parent-style-name="Standard" style:list-style-name="L3">
      <style:paragraph-properties fo:margin-top="0cm" fo:margin-bottom="0cm" loext:contextual-spacing="false" fo:line-height="100%" fo:text-align="start" style:justify-single-word="false" fo:orphans="0" fo:widows="0" fo:padding="0cm" fo:border="none"/>
      <style:text-properties style:font-name="Book Antiqua" fo:font-size="11pt" officeooo:rsid="005782c2" officeooo:paragraph-rsid="005fa762" style:font-name-asian="Book Antiqua1" style:font-size-asian="11pt" style:font-name-complex="Book Antiqua1" style:font-size-complex="11pt"/>
    </style:style>
    <style:style style:name="P48" style:family="paragraph" style:parent-style-name="Standard" style:list-style-name="L3">
      <style:paragraph-properties fo:margin-top="0cm" fo:margin-bottom="0cm" loext:contextual-spacing="false" fo:line-height="100%" fo:text-align="start" style:justify-single-word="false" fo:orphans="0" fo:widows="0" fo:padding="0cm" fo:border="none"/>
      <style:text-properties style:font-name="Book Antiqua" fo:font-size="11pt" officeooo:rsid="005fa762" officeooo:paragraph-rsid="005fa762" style:font-name-asian="Book Antiqua1" style:font-size-asian="11pt" style:font-name-complex="Book Antiqua1" style:font-size-complex="11pt"/>
    </style:style>
    <style:style style:name="P49" style:family="paragraph" style:parent-style-name="Standard" style:list-style-name="L3">
      <style:paragraph-properties fo:margin-top="0cm" fo:margin-bottom="0cm" loext:contextual-spacing="false" fo:line-height="100%" fo:text-align="start" style:justify-single-word="false" fo:orphans="0" fo:widows="0" fo:padding="0cm" fo:border="none"/>
      <style:text-properties style:font-name="Book Antiqua" fo:font-size="11pt" officeooo:rsid="0066881f" officeooo:paragraph-rsid="0066881f" style:font-name-asian="Book Antiqua1" style:font-size-asian="11pt" style:font-name-complex="Book Antiqua1" style:font-size-complex="11pt"/>
    </style:style>
    <style:style style:name="T1" style:family="text">
      <style:text-properties officeooo:rsid="001a964a"/>
    </style:style>
    <style:style style:name="T2" style:family="text">
      <style:text-properties officeooo:rsid="003ee2de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ook Antiqua" fo:font-size="9pt" fo:font-style="normal" style:text-underline-style="none" fo:font-weight="normal" style:font-name-asian="Book Antiqua1" style:font-size-asian="9pt" style:font-style-asian="normal" style:font-weight-asian="normal" style:font-name-complex="Book Antiqua1" style:font-size-complex="9pt"/>
    </style:style>
    <style:style style:name="T4" style:family="text">
      <style:text-properties officeooo:rsid="001846de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a452c" style:font-weight-asian="bold"/>
    </style:style>
    <style:style style:name="T7" style:family="text">
      <style:text-properties officeooo:rsid="003caddc"/>
    </style:style>
    <style:style style:name="T8" style:family="text">
      <style:text-properties officeooo:rsid="0043ac26"/>
    </style:style>
    <style:style style:name="T9" style:family="text">
      <style:text-properties officeooo:rsid="004c487c"/>
    </style:style>
    <style:style style:name="T10" style:family="text">
      <style:text-properties officeooo:rsid="0053a456"/>
    </style:style>
    <style:style style:name="T11" style:family="text">
      <style:text-properties officeooo:rsid="00565ffe"/>
    </style:style>
    <style:style style:name="T12" style:family="text">
      <style:text-properties officeooo:rsid="0057c50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56704d" style:font-weight-asian="normal" style:font-weight-complex="normal"/>
    </style:style>
    <style:style style:name="T15" style:family="text">
      <style:text-properties fo:font-weight="normal" officeooo:rsid="0057c507" style:font-weight-asian="normal" style:font-weight-complex="normal"/>
    </style:style>
    <style:style style:name="T16" style:family="text">
      <style:text-properties fo:font-weight="normal" officeooo:rsid="005fa762" style:font-weight-asian="normal" style:font-weight-complex="normal"/>
    </style:style>
    <style:style style:name="T17" style:family="text">
      <style:text-properties officeooo:rsid="0059c048"/>
    </style:style>
    <style:style style:name="T18" style:family="text">
      <style:text-properties officeooo:rsid="005c091a"/>
    </style:style>
    <style:style style:name="T19" style:family="text">
      <style:text-properties officeooo:rsid="006382a9"/>
    </style:style>
    <style:style style:name="T20" style:family="text">
      <style:text-properties officeooo:rsid="006faeeb"/>
    </style:style>
    <style:style style:name="T21" style:family="text">
      <style:text-properties officeooo:rsid="007260d5"/>
    </style:style>
    <style:style style:name="T22" style:family="text">
      <style:text-properties officeooo:rsid="0074b575"/>
    </style:style>
    <style:style style:name="T23" style:family="text">
      <style:text-properties officeooo:rsid="007b76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FICHAMENTO:</text:p>
      <text:p text:style-name="P26">A state-of-the-art review of built environment information modelling (BeIM)</text:p>
      <text:p text:style-name="P12"/>
      <text:p text:style-name="P7"/>
      <text:p text:style-name="P14">ARQ B30 – Modelagem da Informação da Cidade – 2018.2</text:p>
      <text:p text:style-name="P14"/>
      <text:p text:style-name="P15">Professores: </text:p>
      <text:p text:style-name="P15"><text:tab/><text:tab/><text:tab/>Arivaldo Leão de Amorim</text:p>
      <text:p text:style-name="P14"><text:tab/><text:tab/><text:tab/>Natalie Johanna Groetelaars</text:p>
      <text:p text:style-name="P16">Aluno:</text:p>
      <text:p text:style-name="P8"><text:tab/><text:tab/><text:tab/>Fernando Ferraz Ribeiro<text:span text:style-name="T4"> – </text:span><text:a xlink:type="simple" xlink:href="mailto:fernando.ribeiro@ufba.br" text:style-name="Internet_20_link" text:visited-style-name="Visited_20_Internet_20_Link"><text:span text:style-name="T4">fernando.ribeiro@ufba.br</text:span></text:a></text:p>
      <text:p text:style-name="P7"/>
      <text:p text:style-name="P7"/>
      <text:p text:style-name="P13">1. Citação formatada:</text:p>
      <text:p text:style-name="P13"/>
      <text:p text:style-name="P22">TAH, J. H. M.; OTI, A. H.; ABANDA, F. H. A state-of-the-art review of built environment information modelling (BeIM). Organization, Technology and Management in Construction: an International Journal, v. 9, n. 1, p. 1638–1654, 2017. </text:p>
      <text:p text:style-name="P22"/>
      <text:p text:style-name="P23"><text:span text:style-name="T6">2</text:span><text:span text:style-name="T5">.<text:tab/>Palavras-chave:</text:span></text:p>
      <text:p text:style-name="P17"/>
      <text:p text:style-name="P23">built environment, BIM, GIS, city modelling, integration.</text:p>
      <text:p text:style-name="P7"/>
      <text:p text:style-name="P11"><text:span text:style-name="T7">3</text:span>.<text:tab/>Objetivo:</text:p>
      <text:p text:style-name="P7"/>
      <text:p text:style-name="P20">O <text:span text:style-name="T8">artigo alega que as características que compõem o ambiente construído, junto com o ambiente em seu entorno, são vastos e diversos, e que diferentes sistemas computacionais foram criados para modelar as formas e dados relativos a estes ambientes. Esta diversidade inundou a literatura técnica com uma larga gama de termos, acrônimos e conceitos, dificultando o entendimento do tema.</text:span></text:p>
      <text:p text:style-name="P19"/>
      <text:p text:style-name="P21">O estudo <text:span text:style-name="T11">apresenta</text:span>: </text:p>
      <text:list xml:id="list80058144" text:style-name="L1">
        <text:list-header>
          <text:p text:style-name="P29"/>
        </text:list-header>
        <text:list-item>
          <text:p text:style-name="P29"><text:span text:style-name="T10">A</text:span>s diferenças, complementariedades e semelhanças entre esses conceitos, ferramentas <text:span text:style-name="T9">e sistemas;</text:span></text:p>
        </text:list-item>
        <text:list-item>
          <text:p text:style-name="P30">os aspectos da integração entre estes sistemas;</text:p>
        </text:list-item>
        <text:list-item>
          <text:p text:style-name="P31">um levantamento dos trabalhos que visam esta integração;</text:p>
        </text:list-item>
        <text:list-item>
          <text:p text:style-name="P31">e uma discussão sobre os achados.</text:p>
        </text:list-item>
      </text:list>
      <text:p text:style-name="P18"/>
      <text:p text:style-name="P4"><text:span text:style-name="T7">4</text:span>.<text:tab/>Metodologia:</text:p>
      <text:p text:style-name="P7"/>
      <text:p text:style-name="P35">O estudo parte de uma revisão de literatura onde:</text:p>
      <text:p text:style-name="P35"/>
      <text:list xml:id="list636401513" text:style-name="L2">
        <text:list-item>
          <text:p text:style-name="P36">Os termos mais comumente usados para descrever a modelagem da informação do <text:soft-page-break/>ambiente são identificados, classificados e discutidos;</text:p>
        </text:list-item>
        <text:list-item>
          <text:p text:style-name="P36">Os sistemas (GIS, BIM , CAD, modelagem virtual da cidade) mais comumente utilizados são estudados, partindo da modelagem de informações geográficas até os sistemas de infraestrutura. </text:p>
          <text:p text:style-name="P44"/>
        </text:list-item>
        <text:list-item>
          <text:p text:style-name="P45">A integração dos sistemas BeIM.</text:p>
          <text:p text:style-name="P46"/>
        </text:list-item>
      </text:list>
      <text:p text:style-name="P41"><text:span text:style-name="T14"/></text:p>
      <text:p text:style-name="P27"/>
      <text:p text:style-name="P10"><text:span text:style-name="T7">5.</text:span><text:tab/><text:span text:style-name="T17">Terminologia:</text:span></text:p>
      <text:p text:style-name="P9"/>
      <text:p text:style-name="P42"><text:span text:style-name="T12">O termo BeIM foi cunhado pelos autores com a intenção de englobar os seguintes conceitos:</text:span></text:p>
      <text:p text:style-name="P42"/>
      <text:list xml:id="list854834697" text:style-name="L3">
        <text:list-item>
          <text:p text:style-name="P47"><text:span text:style-name="T12">Building Information Modeling (</text:span><text:span text:style-name="T14">BIM</text:span><text:span text:style-name="T16">);</text:span></text:p>
        </text:list-item>
        <text:list-item>
          <text:p text:style-name="P47"><text:span text:style-name="T16">Bridge Information Modeling (</text:span><text:span text:style-name="T15">BRIM</text:span><text:span text:style-name="T16">);</text:span></text:p>
        </text:list-item>
        <text:list-item>
          <text:p text:style-name="P47"><text:span text:style-name="T16">Civil Engineering Information Modeling (</text:span><text:span text:style-name="T15">CEIM</text:span><text:span text:style-name="T16">);</text:span></text:p>
        </text:list-item>
        <text:list-item>
          <text:p text:style-name="P49"><text:span text:style-name="T16">G</text:span><text:span text:style-name="T13">eographic Information System (GIS)</text:span></text:p>
        </text:list-item>
        <text:list-item>
          <text:p text:style-name="P48"><text:span text:style-name="T14">e </text:span><text:span text:style-name="T13">City Information Modeling (CIM).</text:span></text:p>
        </text:list-item>
      </text:list>
      <text:p text:style-name="P28"/>
      <text:p text:style-name="P10"><text:span text:style-name="T7">6</text:span>.<text:tab/><text:span text:style-name="T18">Integração:</text:span></text:p>
      <text:p text:style-name="P10"/>
      <text:p text:style-name="P32">As estratégias de integração entre os sistemas BeIM <text:span text:style-name="T20">são divididas em 3 tipos:</text:span></text:p>
      <text:p text:style-name="P32"/>
      <text:list xml:id="list2924687389" text:style-name="L4">
        <text:list-item>
          <text:p text:style-name="P33">Interoperabilidade sintática ou conversão de dados/arquivos;</text:p>
        </text:list-item>
        <text:list-item>
          <text:p text:style-name="P33">interoperabilidade semântica ou mapeamento semântico;</text:p>
        </text:list-item>
        <text:list-item>
          <text:p text:style-name="P33">e Integração estrutural ou hibrido dos <text:span text:style-name="T22">dois </text:span>anteriores.</text:p>
        </text:list-item>
      </text:list>
      <text:p text:style-name="P24"/>
      <text:p text:style-name="P25"/>
      <text:p text:style-name="P25"/>
      <text:p text:style-name="P34"><text:span text:style-name="T19">7</text:span>.<text:tab/><text:span text:style-name="T21">Discussão e Conclusões:</text:span></text:p>
      <text:p text:style-name="P34"/>
      <text:p text:style-name="P38">Os autores defendem a necessidade de integração entre diferentes sistemas relacionados à representação do espaço construído como parte da dos processos de integração mundial e tendo por base as ferramentas de Programação orientada a objetos.</text:p>
      <text:p text:style-name="P37"/>
      <text:p text:style-name="P39">Os formatos IFC e CityGML são os mais citados na literatura, sendo o primeiro o mais utilizado para a interoperabilidade das disciplinas ligadas à escala das edificações e o segundo para a representação da escala das cidades. A interoperabilidade entre os dois formatos é o caminho mais utilizado para a integração das diferentes escalas, de acordo com a revisão da literatura.</text:p>
      <text:p text:style-name="P39"/>
      <text:p text:style-name="P39">A necessidade da criação de uma profissão que atue entre as duas escalas é defendida pelos autores <text:span text:style-name="T23">como uma forma de aumentar a integração entre os sistemas BeIM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none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none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 style:font-weight-asian="bold"/>
    </style:style>
    <style:style style:name="ListLabel_20_2" style:display-name="ListLabel 2" style:family="text">
      <style:text-properties style:font-name="Book Antiqua" fo:font-family="'Book Antiqua'" style:font-family-generic="roman" style:font-pitch="variable" fo:font-size="11pt" fo:font-weight="bold" style:font-weight-asian="bold"/>
    </style:style>
    <style:style style:name="ListLabel_20_3" style:display-name="ListLabel 3" style:family="text">
      <style:text-properties style:font-name="Book Antiqua" fo:font-family="'Book Antiqua'" style:font-family-generic="roman" style:font-pitch="variable" fo:font-size="11pt"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ook Antiqua" fo:font-size="9pt" fo:font-style="italic" officeooo:paragraph-rsid="00341127" style:font-name-asian="Book Antiqua1" style:font-size-asian="9pt" style:font-style-asian="italic" style:font-name-complex="Book Antiqua1" style:font-size-complex="9pt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ook Antiqua" fo:font-size="9pt" fo:font-style="italic" style:font-name-asian="Book Antiqua1" style:font-size-asian="9pt" style:font-style-asian="italic" style:font-name-complex="Book Antiqua1" style:font-size-complex="9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ook Antiqua" fo:font-size="9pt" style:font-name-asian="Book Antiqua1" style:font-size-asian="9pt" style:font-name-complex="Book Antiqua1" style:font-size-complex="9pt"/>
    </style:style>
    <style:style style:name="MP5" style:family="paragraph" style:parent-style-name="Standard">
      <style:paragraph-properties fo:margin-left="0cm" fo:margin-right="0cm" fo:margin-top="0cm" fo:margin-bottom="1.27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9pt" fo:font-style="italic" style:text-underline-style="none" fo:font-weight="normal" style:font-name-asian="Cambria1" style:font-size-asian="9pt" style:font-style-asian="italic" style:font-weight-asian="normal" style:font-name-complex="Cambria1" style:font-size-complex="9pt"/>
    </style:style>
    <style:style style:name="MT1" style:family="text">
      <style:text-properties officeooo:rsid="001a964a"/>
    </style:style>
    <style:style style:name="MT2" style:family="text">
      <style:text-properties officeooo:rsid="003ee2de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Book Antiqua" fo:font-size="9pt" fo:font-style="normal" style:text-underline-style="none" fo:font-weight="normal" style:font-name-asian="Book Antiqua1" style:font-size-asian="9pt" style:font-style-asian="normal" style:font-weight-asian="normal" style:font-name-complex="Book Antiqua1" style:font-size-complex="9pt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fo:background-color="#ffffff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span text:style-name="MT1">FICHAMENTO: A state-of-the-art review of built environment information modelling (BeIM)</text:span> <text:span text:style-name="MT2">fernando.ribeiro@ufba.br</text:span></text:p>
        <text:p text:style-name="MP2"/>
        <text:p text:style-name="MP3"><text:span text:style-name="MT3"><text:tab/> <text:s/><text:tab/></text:span><text:page-number text:select-page="current">2</text:page-number></text:p>
        <text:p text:style-name="MP4"/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1-29T18:15:52.042000000</dc:date>
    <meta:editing-duration>P2DT6H41M1S</meta:editing-duration>
    <meta:editing-cycles>67</meta:editing-cycles>
    <meta:document-statistic meta:table-count="0" meta:image-count="0" meta:object-count="0" meta:page-count="2" meta:paragraph-count="45" meta:word-count="466" meta:character-count="3141" meta:non-whitespace-character-count="2716"/>
  </office:meta>
</office:document-meta>
</file>